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Recursiv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63" calcext:value-type="float">
            <text:p>256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574" calcext:value-type="float">
            <text:p>10574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Non-recursiv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9T19:42:46.717276068</meta:creation-date>
    <dc:date>2019-04-09T20:35:33.273222974</dc:date>
    <meta:editing-duration>PT42M35S</meta:editing-duration>
    <meta:editing-cycles>3</meta:editing-cycles>
    <meta:generator>LibreOffice/6.0.6.2$Linux_X86_64 LibreOffice_project/00m0$Build-2</meta:generator>
    <meta:document-statistic meta:table-count="1" meta:cell-count="17" meta:object-count="0"/>
  </office:meta>
</office:document-meta>
</file>